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2a01b" officeooo:paragraph-rsid="0022a01b"/>
    </style:style>
    <style:style style:name="P2" style:family="paragraph" style:parent-style-name="Standard">
      <style:text-properties officeooo:rsid="0023aa70" officeooo:paragraph-rsid="0023aa70"/>
    </style:style>
    <style:style style:name="P3" style:family="paragraph" style:parent-style-name="Standard">
      <style:text-properties fo:font-size="12pt" officeooo:rsid="0023aa70" officeooo:paragraph-rsid="0023aa70" style:font-size-asian="12pt" style:font-size-complex="12pt"/>
    </style:style>
    <style:style style:name="P4" style:family="paragraph" style:parent-style-name="Text_20_body">
      <style:text-properties officeooo:rsid="002859b3" officeooo:paragraph-rsid="002859b3"/>
    </style:style>
    <style:style style:name="P5" style:family="paragraph" style:parent-style-name="Text_20_body">
      <style:text-properties officeooo:rsid="002859b3" officeooo:paragraph-rsid="002b8373"/>
    </style:style>
    <style:style style:name="P6" style:family="paragraph" style:parent-style-name="Text_20_body">
      <style:text-properties style:font-name="Bitstream Charter"/>
    </style:style>
    <style:style style:name="P7" style:family="paragraph" style:parent-style-name="Text_20_body">
      <style:text-properties style:font-name="Bitstream Charter" fo:font-size="12pt" style:font-size-asian="12pt" style:font-size-complex="12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officeooo:paragraph-rsid="002b8373"/>
    </style:style>
    <style:style style:name="P10" style:family="paragraph" style:parent-style-name="Text_20_body">
      <style:text-properties style:font-name="FreeMono" fo:font-size="12pt" fo:background-color="#cccccc" style:font-size-asian="12pt" style:font-size-complex="12pt"/>
    </style:style>
    <style:style style:name="P11" style:family="paragraph" style:parent-style-name="Preformatted_20_Text">
      <style:text-properties officeooo:rsid="0022a01b" officeooo:paragraph-rsid="0022a01b"/>
    </style:style>
    <style:style style:name="P12" style:family="paragraph" style:parent-style-name="Preformatted_20_Text">
      <style:text-properties officeooo:rsid="0022a01b" officeooo:paragraph-rsid="0029079b"/>
    </style:style>
    <style:style style:name="P13" style:family="paragraph" style:parent-style-name="Preformatted_20_Text">
      <style:text-properties style:font-name="FreeMono" fo:font-size="12pt" fo:background-color="#cccccc" style:font-size-asian="12pt" style:font-size-complex="12pt"/>
    </style:style>
    <style:style style:name="P14" style:family="paragraph" style:parent-style-name="Preformatted_20_Text">
      <style:paragraph-properties fo:margin-top="0in" fo:margin-bottom="0.1965in" loext:contextual-spacing="false"/>
    </style:style>
    <style:style style:name="P15" style:family="paragraph" style:parent-style-name="Preformatted_20_Text">
      <style:paragraph-properties fo:margin-top="0in" fo:margin-bottom="0.1965in" loext:contextual-spacing="false"/>
      <style:text-properties officeooo:paragraph-rsid="0023aa70"/>
    </style:style>
    <style:style style:name="P16" style:family="paragraph" style:parent-style-name="Text_20_body" style:list-style-name="L1"/>
    <style:style style:name="P17" style:family="paragraph" style:parent-style-name="Text_20_body">
      <style:text-properties style:font-name="FreeMono" fo:font-size="12pt" fo:font-weight="normal" officeooo:rsid="002e0993" officeooo:paragraph-rsid="002e0993" fo:background-color="#cccccc" style:font-size-asian="12pt" style:font-weight-asian="normal" style:font-size-complex="12pt" style:font-weight-complex="normal"/>
    </style:style>
    <style:style style:name="P18" style:family="paragraph" style:parent-style-name="Text_20_body" style:list-style-name="L1">
      <style:paragraph-properties fo:margin-top="0in" fo:margin-bottom="0in" loext:contextual-spacing="false"/>
    </style:style>
    <style:style style:name="P19" style:family="paragraph" style:parent-style-name="Heading_20_2">
      <style:text-properties style:font-name="Bitstream Charter" fo:font-size="12pt" fo:font-weight="normal" officeooo:rsid="002c0e08" officeooo:paragraph-rsid="002c0e08" style:font-size-asian="12pt" style:font-weight-asian="normal" style:font-size-complex="12pt" style:font-weight-complex="normal"/>
    </style:style>
    <style:style style:name="P20" style:family="paragraph" style:parent-style-name="Heading_20_2">
      <style:text-properties style:font-name="FreeMono" fo:font-size="12pt" fo:font-weight="normal" officeooo:rsid="002c0e08" officeooo:paragraph-rsid="002c0e08" fo:background-color="#cccccc" style:font-size-asian="12pt" style:font-weight-asian="normal" style:font-size-complex="12pt" style:font-weight-complex="normal"/>
    </style:style>
    <style:style style:name="T1" style:family="text">
      <style:text-properties officeooo:rsid="0023aa70"/>
    </style:style>
    <style:style style:name="T2" style:family="text">
      <style:text-properties officeooo:rsid="0029079b"/>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2919f7"/>
    </style:style>
    <style:style style:name="T5" style:family="text">
      <style:text-properties style:font-name="Bitstream Charter"/>
    </style:style>
    <style:style style:name="T6" style:family="text">
      <style:text-properties style:font-name="Bitstream Charter" fo:font-size="12pt" style:font-size-asian="12pt" style:font-size-complex="12pt"/>
    </style:style>
    <style:style style:name="T7" style:family="text">
      <style:text-properties style:font-name="Bitstream Charter" fo:font-size="12pt" officeooo:rsid="0023aa70" style:font-size-asian="12pt" style:font-size-complex="12pt"/>
    </style:style>
    <style:style style:name="T8" style:family="text">
      <style:text-properties style:font-name="Bitstream Charter" fo:font-size="12pt" fo:background-color="#cccccc" loext:char-shading-value="0" style:font-size-asian="12pt" style:font-size-complex="12pt"/>
    </style:style>
    <style:style style:name="T9" style:family="text">
      <style:text-properties style:font-name="Bitstream Charter" fo:font-size="12pt" officeooo:rsid="00265d5d" fo:background-color="#cccccc" loext:char-shading-value="0" style:font-size-asian="12pt" style:font-size-complex="12pt"/>
    </style:style>
    <style:style style:name="T10" style:family="text">
      <style:text-properties style:font-name="FreeMono"/>
    </style:style>
    <style:style style:name="T11" style:family="text">
      <style:text-properties style:font-name="FreeMono" fo:font-size="12pt" style:font-size-asian="12pt" style:font-size-complex="12pt"/>
    </style:style>
    <style:style style:name="T12" style:family="text">
      <style:text-properties style:font-name="FreeMono" fo:font-size="12pt" fo:background-color="#cccccc" loext:char-shading-value="0" style:font-size-asian="12pt" style:font-size-complex="12pt"/>
    </style:style>
    <style:style style:name="T13" style:family="text">
      <style:text-properties style:font-name="FreeMono" fo:font-size="12pt" officeooo:rsid="00265d5d" fo:background-color="#cccccc" loext:char-shading-value="0" style:font-size-asian="12pt" style:font-size-complex="12pt"/>
    </style:style>
    <style:style style:name="T14" style:family="text">
      <style:text-properties style:font-name="FreeMono" fo:background-color="#cccccc" loext:char-shading-value="0"/>
    </style:style>
    <style:style style:name="T15" style:family="text">
      <style:text-properties fo:font-size="12pt" style:font-size-asian="12pt" style:font-size-complex="12pt"/>
    </style:style>
    <style:style style:name="T16" style:family="text">
      <style:text-properties officeooo:rsid="002b8373"/>
    </style:style>
    <style:style style:name="T17" style:family="text">
      <style:text-properties style:font-name="Bitstream Charter"/>
    </style:style>
    <style:style style:name="T18" style:family="text">
      <style:text-properties style:font-name="Bitstream Charter" fo:font-size="12pt" style:font-size-asian="12pt" style:font-size-complex="12pt"/>
    </style:style>
    <style:style style:name="T19" style:family="text">
      <style:text-properties officeooo:rsid="002e099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asiest thing to do with Caffe2 is to use the Anaconda <text:span text:style-name="T4">Distribution</text:span> of Python 2.7</text:p>
      <text:p text:style-name="P2"/>
      <text:h text:style-name="Heading_20_1" text:outline-level="1">Install Anaconda2</text:h>
      <text:p text:style-name="P2"/>
      <text:p text:style-name="P2"><text:a xlink:type="simple" xlink:href="https://www.digitalocean.com/community/tutorials/how-to-install-the-anaconda-python-distribution-on-ubuntu-16-04" text:style-name="Internet_20_link" text:visited-style-name="Visited_20_Internet_20_Link"><text:span text:style-name="T15">https://www.digitalocean.com/community/tutorials/how-to-install-the-anaconda-python-distribution-on-ubuntu-16-04</text:span></text:a></text:p>
      <text:p text:style-name="P3"/>
      <text:p text:style-name="P8">download the latest Anaconda installer bash script. <text:s/>for Python <text:span text:style-name="T1">2.7</text:span> at <text:s/><text:span text:style-name="T1">https://www.anaconda.com/download/#linux</text:span> </text:p>
      <text:p text:style-name="Text_20_body"><text:span text:style-name="Source_20_Text"><text:span text:style-name="T7">a</text:span></text:span><text:span text:style-name="Source_20_Text"><text:span text:style-name="T6">fter </text:span></text:span><text:a xlink:type="simple" xlink:href="http://continuum.io/downloads" text:style-name="Internet_20_link" text:visited-style-name="Visited_20_Internet_20_Link"><text:span text:style-name="Source_20_Text"><text:span text:style-name="T6">downloading</text:span></text:span></text:a><text:span text:style-name="Source_20_Text"><text:span text:style-name="T6"> the Anaconda installer, run the following command from a terminal:</text:span></text:span></text:p>
      <text:p text:style-name="P14"><text:span text:style-name="Source_20_Text"><text:span text:style-name="T12">$ bash Anaconda-2.x.x-Linux-x86[_64].sh</text:span></text:span></text:p>
      <text:p text:style-name="Text_20_body"><text:span text:style-name="T15">After accepting the license terms, you will be asked to specify the install location (which defaults to </text:span><text:span text:style-name="Source_20_Text"><text:span text:style-name="T12">~/anaconda</text:span></text:span><text:span text:style-name="T15">)</text:span></text:p>
      <text:p text:style-name="P8">You’ll receive the following output:</text:p>
      <text:p text:style-name="Preformatted_20_Text"><text:span text:style-name="Source_20_Text"><text:span text:style-name="T12">Output</text:span></text:span></text:p>
      <text:p text:style-name="P13"/>
      <text:p text:style-name="Preformatted_20_Text"><text:span text:style-name="Source_20_Text"><text:span text:style-name="T12">Welcome to Anaconda</text:span></text:span><text:span text:style-name="Source_20_Text"><text:span text:style-name="T13">2</text:span></text:span><text:span text:style-name="Source_20_Text"><text:span text:style-name="T12"> 5.0.1 (by Continuum Analytics, Inc.)</text:span></text:span></text:p>
      <text:p text:style-name="P13"/>
      <text:p text:style-name="Preformatted_20_Text"><text:span text:style-name="Source_20_Text"><text:span text:style-name="T12">In order to continue the installation process, please review the license</text:span></text:span></text:p>
      <text:p text:style-name="Preformatted_20_Text"><text:span text:style-name="Source_20_Text"><text:span text:style-name="T12">agreement.</text:span></text:span></text:p>
      <text:p text:style-name="P14"><text:span text:style-name="Source_20_Text"><text:span text:style-name="T12">Please, press ENTER to continue</text:span></text:span></text:p>
      <text:p text:style-name="Text_20_body"><text:span text:style-name="T6">Press </text:span><text:span text:style-name="Source_20_Text"><text:span text:style-name="T6">ENTER</text:span></text:span><text:span text:style-name="T6"> to continue and then press </text:span><text:span text:style-name="Source_20_Text"><text:span text:style-name="T6">ENTER</text:span></text:span><text:span text:style-name="T6"> to read through the license. Once you’re done reading the license, you’ll be prompted to approve the license terms:</text:span></text:p>
      <text:p text:style-name="Preformatted_20_Text"><text:span text:style-name="Source_20_Text"><text:span text:style-name="T12">Output</text:span></text:span></text:p>
      <text:p text:style-name="P14"><text:span text:style-name="Source_20_Text"><text:span text:style-name="T12">Do you approve the license terms? [yes|no]</text:span></text:span></text:p>
      <text:p text:style-name="Text_20_body"><text:span text:style-name="T6">As long as you agree, type </text:span><text:span text:style-name="Source_20_Text"><text:span text:style-name="T6">yes</text:span></text:span><text:span text:style-name="T6">.</text:span></text:p>
      <text:p text:style-name="Text_20_body"><text:span text:style-name="T6">At this point, you’ll be prompted to choose the location of the installation. You can press </text:span><text:span text:style-name="Source_20_Text"><text:span text:style-name="T6">ENTER</text:span></text:span><text:span text:style-name="T6"> to accept the default location, or specify a different location to modify it.</text:span></text:p>
      <text:p text:style-name="Preformatted_20_Text"><text:span text:style-name="Source_20_Text"><text:span text:style-name="T12">Output</text:span></text:span></text:p>
      <text:p text:style-name="Preformatted_20_Text"><text:span text:style-name="Source_20_Text"><text:span text:style-name="T12">Anaconda</text:span></text:span><text:span text:style-name="Source_20_Text"><text:span text:style-name="T13">2</text:span></text:span><text:span text:style-name="Source_20_Text"><text:span text:style-name="T12"> will now be installed into this location:</text:span></text:span></text:p>
      <text:p text:style-name="Preformatted_20_Text"><text:span text:style-name="Source_20_Text"><text:span text:style-name="T12">/home/sammy/anaconda</text:span></text:span><text:span text:style-name="Source_20_Text"><text:span text:style-name="T13">2</text:span></text:span></text:p>
      <text:p text:style-name="P13"><text:soft-page-break/></text:p>
      <text:p text:style-name="Preformatted_20_Text"><text:span text:style-name="Source_20_Text"><text:span text:style-name="T12"><text:s text:c="2"/>- Press ENTER to confirm the location</text:span></text:span></text:p>
      <text:p text:style-name="Preformatted_20_Text"><text:span text:style-name="Source_20_Text"><text:span text:style-name="T12"><text:s text:c="2"/>- Press CTRL-C to abort the installation</text:span></text:span></text:p>
      <text:p text:style-name="Preformatted_20_Text"><text:span text:style-name="Source_20_Text"><text:span text:style-name="T12"><text:s text:c="2"/>- Or specify a different location below</text:span></text:span></text:p>
      <text:p text:style-name="P13"/>
      <text:p text:style-name="P14"><text:span text:style-name="Source_20_Text"><text:span text:style-name="T12">[/home/sammy/anaconda</text:span></text:span><text:span text:style-name="Source_20_Text"><text:span text:style-name="T13">2</text:span></text:span><text:span text:style-name="Source_20_Text"><text:span text:style-name="T12">] &gt;&gt;&gt; </text:span></text:span></text:p>
      <text:p text:style-name="P7">The installation process will continue, it may take some time. </text:p>
      <text:p text:style-name="P7">Once it’s complete you’ll receive the following output:</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12">Output</text:span></text:span></text:p>
      <text:p text:style-name="Preformatted_20_Text"><text:span text:style-name="Source_20_Text"><text:span text:style-name="T12"/></text:span></text:p>
      <text:p text:style-name="Preformatted_20_Text"><text:span text:style-name="Source_20_Text"><text:span text:style-name="T12">installation finished.</text:span></text:span></text:p>
      <text:p text:style-name="Preformatted_20_Text"><text:span text:style-name="Source_20_Text"><text:span text:style-name="T12">Do you wish the installer to prepend the Anaconda</text:span></text:span><text:span text:style-name="Source_20_Text"><text:span text:style-name="T13">2</text:span></text:span><text:span text:style-name="Source_20_Text"><text:span text:style-name="T12"> install location</text:span></text:span></text:p>
      <text:p text:style-name="Preformatted_20_Text"><text:span text:style-name="Source_20_Text"><text:span text:style-name="T12">to PATH in your /home/sammy/.bashrc ? [yes|no]</text:span></text:span></text:p>
      <text:p text:style-name="P14"><text:span text:style-name="Source_20_Text"><text:span text:style-name="T12">[no] &gt;&gt;&gt; </text:span></text:span></text:p>
      <text:p text:style-name="Text_20_body"><text:span text:style-name="T6">Type </text:span><text:span text:style-name="Source_20_Text"><text:span text:style-name="T6">yes</text:span></text:span><text:span text:style-name="T6"> so that you can use the </text:span><text:span text:style-name="Source_20_Text"><text:span text:style-name="T6">conda</text:span></text:span><text:span text:style-name="T6"> command. You’ll next see the following output:</text:span></text:p>
      <text:p text:style-name="Preformatted_20_Text"><text:span text:style-name="Source_20_Text"><text:span text:style-name="T11">Output</text:span></text:span></text:p>
      <text:p text:style-name="Preformatted_20_Text"><text:span text:style-name="Source_20_Text"><text:span text:style-name="T11"/></text:span></text:p>
      <text:p text:style-name="Preformatted_20_Text"><text:span text:style-name="Source_20_Text"><text:span text:style-name="T12">Prepending PATH=/home/sammy/anaconda</text:span></text:span><text:span text:style-name="Source_20_Text"><text:span text:style-name="T13">2</text:span></text:span><text:span text:style-name="Source_20_Text"><text:span text:style-name="T12">/bin to PATH in /home/sammy/.bashrc</text:span></text:span></text:p>
      <text:p text:style-name="Preformatted_20_Text"><text:span text:style-name="Source_20_Text"><text:span text:style-name="T12"/></text:span></text:p>
      <text:p text:style-name="Preformatted_20_Text"><text:span text:style-name="Source_20_Text"><text:span text:style-name="T12">A backup will be made to: /home/sammy/.bashrc-anaconda</text:span></text:span><text:span text:style-name="Source_20_Text"><text:span text:style-name="T13">2</text:span></text:span><text:span text:style-name="Source_20_Text"><text:span text:style-name="T12">.bak</text:span></text:span></text:p>
      <text:p text:style-name="Preformatted_20_Text"><text:span text:style-name="Source_20_Text"><text:span text:style-name="T15"/></text:span></text:p>
      <text:p text:style-name="Text_20_body"><text:span text:style-name="T6">In order to activate the installation, you should source the </text:span><text:span text:style-name="Source_20_Text"><text:span text:style-name="T12">~/.bashrc</text:span></text:span><text:span text:style-name="T6"> file:</text:span></text:p>
      <text:p text:style-name="P15"><text:span text:style-name="Source_20_Text"><text:span text:style-name="T12">source ~/.bashrc</text:span></text:span></text:p>
      <text:p text:style-name="Text_20_body"><text:span text:style-name="T6">Once you have done that, you can verify your install by making use of the </text:span><text:span text:style-name="Source_20_Text"><text:span text:style-name="T6">conda</text:span></text:span><text:span text:style-name="T6"> command, for example with </text:span><text:span text:style-name="Source_20_Text"><text:span text:style-name="T6">list</text:span></text:span><text:span text:style-name="T6">:</text:span></text:p>
      <text:p text:style-name="P14"><text:span text:style-name="Source_20_Text"><text:span text:style-name="T12">conda list</text:span></text:span></text:p>
      <text:p text:style-name="P7">You’ll receive output of all the packages you have available through the Anaconda installation:</text:p>
      <text:p text:style-name="Preformatted_20_Text"><text:span text:style-name="Source_20_Text"><text:span text:style-name="T12">Output</text:span></text:span></text:p>
      <text:p text:style-name="Preformatted_20_Text"><text:span text:style-name="Source_20_Text"><text:span text:style-name="T12"># packages in environment at /home/sammy/anaconda</text:span></text:span><text:span text:style-name="Source_20_Text"><text:span text:style-name="T13">2</text:span></text:span><text:span text:style-name="Source_20_Text"><text:span text:style-name="T12">:</text:span></text:span></text:p>
      <text:p text:style-name="Preformatted_20_Text"><text:span text:style-name="Source_20_Text"><text:span text:style-name="T12">#</text:span></text:span></text:p>
      <text:p text:style-name="Preformatted_20_Text"><text:span text:style-name="Source_20_Text"><text:span text:style-name="T12">_ipyw_jlab_nb_ext_conf <text:s text:c="3"/>0.1.0 <text:s text:c="11"/>py36he11e457_0 <text:s/></text:span></text:span></text:p>
      <text:p text:style-name="Preformatted_20_Text"><text:span text:style-name="Source_20_Text"><text:span text:style-name="T12">alabaster <text:s text:c="16"/>0.7.10 <text:s text:c="10"/>py36h306e16b_0 <text:s/></text:span></text:span></text:p>
      <text:p text:style-name="Preformatted_20_Text"><text:span text:style-name="Source_20_Text"><text:span text:style-name="T12">anaconda <text:s text:c="17"/>5.0.1 <text:s text:c="11"/>py36hd30a520_1</text:span></text:span></text:p>
      <text:p text:style-name="P14"><text:span text:style-name="Source_20_Text"><text:span text:style-name="T12">...</text:span></text:span></text:p>
      <text:p text:style-name="P7">Now that Anaconda is installed, we can go on to setting up Anaconda environments.</text:p>
      <text:h text:style-name="Heading_20_1" text:outline-level="1"><text:bookmark text:name="setting-up-anaconda-environments"/><text:soft-page-break/>Setting Up Anaconda Environments</text:h>
      <text:p text:style-name="P6">Anaconda virtual environments allow you to keep projects organized by Python versions and packages needed. For each Anaconda environment you set up, you can specify which version of Python to use and can keep all of your related programming files together within that directory.</text:p>
      <text:p text:style-name="P6">First, we can check to see which versions of Python are available for us to use:</text:p>
      <text:p text:style-name="P14"><text:span text:style-name="Source_20_Text"><text:span text:style-name="T12">conda search "^python$"</text:span></text:span></text:p>
      <text:p text:style-name="P6">You’ll receive output with the different versions of Python that you can target, including both Python 3 and Python 2 versions. Since we are using the Anaconda with Python 3 in this tutorial, you will have access only to the Python 3 versions of packages.</text:p>
      <text:p text:style-name="Text_20_body"><text:span text:style-name="T6">Let’s create an environment using the most recent version of Python 3. We can achieve this by assigning version 3 to the </text:span><text:span text:style-name="Source_20_Text"><text:span text:style-name="T6">python</text:span></text:span><text:span text:style-name="T6"> argument. We’ll call the environment </text:span><text:span text:style-name="T11">my_env</text:span><text:span text:style-name="T6">, but you’ll likely want to use a more descriptive name for your environment especially if you are using environments to access more than one version of Python.</text:span></text:p>
      <text:p text:style-name="P14"><text:span text:style-name="Source_20_Text"><text:span text:style-name="T12">conda create --name my_env python=3</text:span></text:span></text:p>
      <text:p text:style-name="Text_20_body"><text:span text:style-name="T6">We’ll receive output with information about what is downloaded and which packages will be installed, and then be prompted to proceed with </text:span><text:span text:style-name="Source_20_Text"><text:span text:style-name="T6">y</text:span></text:span><text:span text:style-name="T6"> or </text:span><text:span text:style-name="Source_20_Text"><text:span text:style-name="T6">n</text:span></text:span><text:span text:style-name="T6">. As long as you agree, type </text:span><text:span text:style-name="Source_20_Text"><text:span text:style-name="T6">y</text:span></text:span><text:span text:style-name="T6">.</text:span></text:p>
      <text:p text:style-name="Text_20_body"><text:span text:style-name="T6">The </text:span><text:span text:style-name="Source_20_Text"><text:span text:style-name="T6">conda</text:span></text:span><text:span text:style-name="T6"> utility will now fetch the packages for the environment and let you know when it’s complete. </text:span></text:p>
      <text:p text:style-name="P7">You can activate your new environment by typing the following:</text:p>
      <text:p text:style-name="P14"><text:span text:style-name="Source_20_Text"><text:span text:style-name="T12">source activate my_env</text:span></text:span></text:p>
      <text:p text:style-name="P7">With your environment activated, your command prompt prefix will change:</text:p>
      <text:p text:style-name="P7">Within the environment, you can verify that you’re using the version of Python that you had intended to use:</text:p>
      <text:p text:style-name="P14"><text:span text:style-name="Source_20_Text"><text:span text:style-name="T12"><text:s/>python --version</text:span></text:span></text:p>
      <text:p text:style-name="Preformatted_20_Text"><text:span text:style-name="Source_20_Text"><text:span text:style-name="T12">Output</text:span></text:span></text:p>
      <text:p text:style-name="P14"><text:span text:style-name="Source_20_Text"><text:span text:style-name="T12">Python 3.6.0 :: Continuum Analytics, Inc.</text:span></text:span></text:p>
      <text:p text:style-name="P6"><text:span text:style-name="T15">When you’re ready to deactivate your Anaconda en</text:span>vironment, you can do so by typing:</text:p>
      <text:p text:style-name="P14"><text:span text:style-name="Source_20_Text"><text:span text:style-name="T12">source deactivate</text:span></text:span></text:p>
      <text:p text:style-name="Text_20_body"><text:span text:style-name="T5">Note that you can replace the word </text:span><text:span text:style-name="Source_20_Text"><text:span text:style-name="T5">source</text:span></text:span><text:span text:style-name="T5"> with </text:span><text:span text:style-name="Source_20_Text"><text:span text:style-name="T5">.</text:span></text:span><text:span text:style-name="T5"> to achieve the same results.</text:span></text:p>
      <text:p text:style-name="Text_20_body"><text:soft-page-break/><text:span text:style-name="T5">To target a more specific version of Python, you can pass a specific version to the </text:span><text:span text:style-name="Source_20_Text"><text:span text:style-name="T5">python</text:span></text:span><text:span text:style-name="T5"> argument, like </text:span><text:span text:style-name="Source_20_Text"><text:span text:style-name="T5">3.5</text:span></text:span><text:span text:style-name="T5">, for example:</text:span></text:p>
      <text:p text:style-name="P14"><text:span text:style-name="Source_20_Text"><text:span text:style-name="T14">conda create -n my_env35 python=3.5</text:span></text:span></text:p>
      <text:p text:style-name="P6">You can update your version of Python along the same branch (as in updating Python 3.5.1 to Python 3.5.2) within a respective environment with the following command:</text:p>
      <text:p text:style-name="P14"><text:span text:style-name="Source_20_Text"><text:span text:style-name="T12">conda update python</text:span></text:span></text:p>
      <text:p text:style-name="P9"><text:span text:style-name="T5">If you would like to target a more specific version of Python, you can pass that to the </text:span><text:span text:style-name="Source_20_Text"><text:span text:style-name="T5">python</text:span></text:span><text:span text:style-name="T5"> argument, as in</text:span> <text:span text:style-name="Source_20_Text"><text:span text:style-name="T10">python=3.3.2</text:span></text:span></text:p>
      <text:p text:style-name="P6">You can inspect all of the environments you have set up with this command:</text:p>
      <text:p text:style-name="P14"><text:span text:style-name="Source_20_Text"><text:span text:style-name="T12">conda info --envs</text:span></text:span></text:p>
      <text:p text:style-name="Preformatted_20_Text"><text:span text:style-name="Source_20_Text"><text:span text:style-name="T12">Output</text:span></text:span></text:p>
      <text:p text:style-name="Preformatted_20_Text"><text:span text:style-name="Source_20_Text"><text:span text:style-name="T12"># conda environments:</text:span></text:span></text:p>
      <text:p text:style-name="Preformatted_20_Text"><text:span text:style-name="Source_20_Text"><text:span text:style-name="T12">#</text:span></text:span></text:p>
      <text:p text:style-name="Preformatted_20_Text"><text:span text:style-name="Source_20_Text"><text:span text:style-name="T12">my_env <text:s text:c="18"/>/home/sammy/anaconda</text:span></text:span><text:span text:style-name="Source_20_Text"><text:span text:style-name="T13">2</text:span></text:span><text:span text:style-name="Source_20_Text"><text:span text:style-name="T12">/envs/my_env</text:span></text:span></text:p>
      <text:p text:style-name="Preformatted_20_Text"><text:span text:style-name="Source_20_Text"><text:span text:style-name="T12">my_env35 <text:s text:c="16"/>/home/sammy/anaconda</text:span></text:span><text:span text:style-name="Source_20_Text"><text:span text:style-name="T13">2</text:span></text:span><text:span text:style-name="Source_20_Text"><text:span text:style-name="T12">/envs/my_env35</text:span></text:span></text:p>
      <text:p text:style-name="Preformatted_20_Text"><text:span text:style-name="Source_20_Text"><text:span text:style-name="T12">root <text:s text:c="17"/>* <text:s/>/home/sammy/anaconda</text:span></text:span><text:span text:style-name="Source_20_Text"><text:span text:style-name="T13">2</text:span></text:span></text:p>
      <text:p text:style-name="P14"/>
      <text:p text:style-name="P6">The asterisk indicates the current active environment.</text:p>
      <text:p text:style-name="Text_20_body"><text:span text:style-name="T5">Each environment you create with </text:span><text:span text:style-name="Source_20_Text"><text:span text:style-name="T10">conda</text:span></text:span><text:span text:style-name="Source_20_Text"><text:span text:style-name="T5"> create</text:span></text:span><text:span text:style-name="T5"> will come with several default packages:</text:span></text:p>
      <text:list xml:id="list3194202020673988186" text:style-name="L1">
        <text:list-item>
          <text:p text:style-name="P18"><text:span text:style-name="Source_20_Text"><text:span text:style-name="T10">openssl</text:span></text:span><text:span text:style-name="T10"> </text:span></text:p>
        </text:list-item>
        <text:list-item>
          <text:p text:style-name="P18"><text:span text:style-name="Source_20_Text"><text:span text:style-name="T10">pip</text:span></text:span><text:span text:style-name="T10"> </text:span></text:p>
        </text:list-item>
        <text:list-item>
          <text:p text:style-name="P18"><text:span text:style-name="Source_20_Text"><text:span text:style-name="T10">python</text:span></text:span><text:span text:style-name="T10"> </text:span></text:p>
        </text:list-item>
        <text:list-item>
          <text:p text:style-name="P18"><text:span text:style-name="Source_20_Text"><text:span text:style-name="T10">readline</text:span></text:span><text:span text:style-name="T10"> </text:span></text:p>
        </text:list-item>
        <text:list-item>
          <text:p text:style-name="P18"><text:span text:style-name="Source_20_Text"><text:span text:style-name="T10">setuptools</text:span></text:span><text:span text:style-name="T10"> </text:span></text:p>
        </text:list-item>
        <text:list-item>
          <text:p text:style-name="P18"><text:span text:style-name="Source_20_Text"><text:span text:style-name="T10">sqlite</text:span></text:span><text:span text:style-name="T10"> </text:span></text:p>
        </text:list-item>
        <text:list-item>
          <text:p text:style-name="P18"><text:span text:style-name="Source_20_Text"><text:span text:style-name="T10">tk</text:span></text:span><text:span text:style-name="T10"> </text:span></text:p>
        </text:list-item>
        <text:list-item>
          <text:p text:style-name="P18"><text:span text:style-name="Source_20_Text"><text:span text:style-name="T10">wheel</text:span></text:span><text:span text:style-name="T10"> </text:span></text:p>
        </text:list-item>
        <text:list-item>
          <text:p text:style-name="P18"><text:span text:style-name="Source_20_Text"><text:span text:style-name="T10">xz</text:span></text:span><text:span text:style-name="T10"> </text:span></text:p>
        </text:list-item>
        <text:list-item>
          <text:p text:style-name="P16"><text:span text:style-name="Source_20_Text"><text:span text:style-name="T10">zlib</text:span></text:span><text:span text:style-name="T10"> </text:span></text:p>
        </text:list-item>
      </text:list>
      <text:p text:style-name="Text_20_body"><text:span text:style-name="T5">You can add additional packages, such as </text:span><text:span text:style-name="Source_20_Text"><text:span text:style-name="T5">numpy</text:span></text:span><text:span text:style-name="T5"> for example, with the following command:</text:span></text:p>
      <text:p text:style-name="P14"><text:span text:style-name="Source_20_Text"><text:span text:style-name="T14">conda install --name my_env35 numpy</text:span></text:span></text:p>
      <text:p text:style-name="Text_20_body"><text:span text:style-name="T5">If you know you would like a </text:span><text:span text:style-name="Source_20_Text"><text:span text:style-name="T5">numpy</text:span></text:span><text:span text:style-name="T5"> environment upon creation, you can target it in your </text:span><text:span text:style-name="Source_20_Text"><text:span text:style-name="T5">conda create</text:span></text:span><text:span text:style-name="T5"> command:</text:span></text:p>
      <text:p text:style-name="P14"><text:span text:style-name="Source_20_Text"><text:span text:style-name="T14">conda create --name my_env python=3 numpy</text:span></text:span></text:p>
      <text:p text:style-name="P6"><text:soft-page-break/>If you are no longer working on a specific project and have no further need for the associated environment, you can remove it. To do so, type the following:</text:p>
      <text:p text:style-name="P14"><text:span text:style-name="Source_20_Text"><text:span text:style-name="T14">conda remove --name my_env35 --all</text:span></text:span></text:p>
      <text:p text:style-name="Text_20_body"><text:span text:style-name="T5">Now, when you type the</text:span><text:span text:style-name="T6"> </text:span><text:span text:style-name="Source_20_Text"><text:span text:style-name="T6">conda info --envs</text:span></text:span><text:span text:style-name="T6"> command, the environment that you removed will no longer be listed. </text:span></text:p>
      <text:h text:style-name="P19" text:outline-level="2">Note: after you enter your new environment with the following <text:span text:style-name="T19">command</text:span>:</text:h>
      <text:h text:style-name="P20" text:outline-level="2"><text:span text:style-name="T19">s</text:span>ource activate my_env</text:h>
      <text:h text:style-name="P19" text:outline-level="2">You will need to install jupyter <text:span text:style-name="T19">notebooks</text:span></text:h>
      <text:p text:style-name="P17">conda install jupyter</text:p>
      <text:h text:style-name="Heading_20_1" text:outline-level="1">If PIP is showing an error, we can reinstall PIP in the new environment with the following</text:h>
      <text:p text:style-name="P4"/>
      <text:p text:style-name="P5">For pip2.7, you can <text:span text:style-name="T16">download and reinstall with these two commands:</text:span></text:p>
      <text:p text:style-name="P5"><text:span text:style-name="Source_20_Text"><text:span text:style-name="T14">curl https://bootstrap.pypa.io/get-pip.py -o get-pip.py</text:span></text:span></text:p>
      <text:p text:style-name="P5"><text:span text:style-name="Source_20_Text"><text:span text:style-name="T14">python2.7 get-pip.py --force-reinstall</text:span></text:span></text:p>
      <text:h text:style-name="Heading_20_1" text:outline-level="1"><text:bookmark text:name="updating-anaconda"/>Updating Anaconda</text:h>
      <text:p text:style-name="P6">You should regularly ensure that Anaconda is up-to-date so that you are working with all the latest package releases. </text:p>
      <text:p text:style-name="Text_20_body"><text:span text:style-name="T5">To do this, you should first update the </text:span><text:span text:style-name="Source_20_Text"><text:span text:style-name="T10">conda</text:span></text:span><text:span text:style-name="T5"> utility:</text:span></text:p>
      <text:p text:style-name="P14"><text:span text:style-name="Source_20_Text"><text:span text:style-name="T14">conda update conda</text:span></text:span></text:p>
      <text:p text:style-name="Text_20_body"><text:span text:style-name="T5">When prompted to do so, type </text:span><text:span text:style-name="Source_20_Text"><text:span text:style-name="T5">y</text:span></text:span><text:span text:style-name="T5"> to proceed with the update.</text:span></text:p>
      <text:p text:style-name="Text_20_body"><text:span text:style-name="T5">Once the update of </text:span><text:span text:style-name="Source_20_Text"><text:span text:style-name="T10">conda</text:span></text:span><text:span text:style-name="T5"> is complete, you can update the Anaconda distribution:</text:span></text:p>
      <text:p text:style-name="P14"><text:span text:style-name="Source_20_Text"><text:span text:style-name="T14">conda update anaconda</text:span></text:span></text:p>
      <text:p text:style-name="Text_20_body"><text:span text:style-name="T5">Again when prompted to do so, type </text:span><text:span text:style-name="Source_20_Text"><text:span text:style-name="T5">y</text:span></text:span><text:span text:style-name="T5"> to proceed.</text:span></text:p>
      <text:p text:style-name="Text_20_body"><text:span text:style-name="T5">This will ensure that you are using the latest releases of </text:span><text:span text:style-name="Source_20_Text"><text:span text:style-name="T10">conda</text:span></text:span><text:span text:style-name="T5"> and Anaconda.</text:span></text:p>
      <text:h text:style-name="Heading_20_1" text:outline-level="1"><text:bookmark text:name="uninstalling-anaconda"/><text:soft-page-break/>Uninstalling Anaconda</text:h>
      <text:p text:style-name="Text_20_body"><text:span text:style-name="T6">If you are no longer using Anaconda and find that you need to uninstall it, you should start with the </text:span><text:span text:style-name="Source_20_Text"><text:span text:style-name="T6">anaconda-clean</text:span></text:span><text:span text:style-name="T6"> module which will remove configuration files for when you uninstall Anaconda. </text:span></text:p>
      <text:p text:style-name="P14"><text:span text:style-name="Source_20_Text"><text:span text:style-name="T12">conda install anaconda-clean</text:span></text:span></text:p>
      <text:p text:style-name="Text_20_body"><text:span text:style-name="T15">Type </text:span><text:span text:style-name="Source_20_Text"><text:span text:style-name="T11">y</text:span></text:span><text:span text:style-name="T15"> when prompted to do so.</text:span></text:p>
      <text:p text:style-name="Text_20_body"><text:span text:style-name="T15">Once it is installed, you can run the following command. You will be prompted to answer </text:span><text:span text:style-name="Source_20_Text"><text:span text:style-name="T15">y</text:span></text:span><text:span text:style-name="T15"> before deleting each one. If you would prefer not to be prompted, add </text:span><text:span text:style-name="Source_20_Text"><text:span text:style-name="T11">--yes</text:span></text:span><text:span text:style-name="T11"> </text:span><text:span text:style-name="T6">to the end of your command:</text:span></text:p>
      <text:p text:style-name="P14"><text:span text:style-name="Source_20_Text"><text:span text:style-name="T12">anaconda-clean</text:span></text:span></text:p>
      <text:p text:style-name="Text_20_body"><text:span text:style-name="T6">This will also create a backup folder called</text:span><text:span text:style-name="T15"> </text:span><text:span text:style-name="Source_20_Text"><text:span text:style-name="T11">.anaconda_backup</text:span></text:span><text:span text:style-name="T15"> </text:span><text:span text:style-name="T6">in your home directory:</text:span></text:p>
      <text:p text:style-name="Preformatted_20_Text"><text:span text:style-name="Source_20_Text"><text:span text:style-name="T12">Output</text:span></text:span></text:p>
      <text:p text:style-name="P14"><text:span text:style-name="Source_20_Text"><text:span text:style-name="T12">Backup directory: /home/sammy/.anaconda_backup/2017-01-25T191831</text:span></text:span></text:p>
      <text:p text:style-name="P7">You can now remove your entire Anaconda directory by entering the following command:</text:p>
      <text:p text:style-name="P14"><text:span text:style-name="Source_20_Text"><text:span text:style-name="T12">rm -rf ~/anaconda</text:span></text:span><text:span text:style-name="Source_20_Text"><text:span text:style-name="T13">2</text:span></text:span></text:p>
      <text:p text:style-name="Text_20_body"><text:span text:style-name="T6">Finally, you can remove the PATH line from your </text:span><text:span text:style-name="Source_20_Text"><text:span text:style-name="T11">.bashrc</text:span></text:span><text:span text:style-name="T6"> file that Anaconda added. To do so, first open </text:span><text:span text:style-name="T11">nano</text:span><text:span text:style-name="T6">:</text:span></text:p>
      <text:p text:style-name="P14"><text:span text:style-name="Source_20_Text"><text:span text:style-name="T12">nano ~/.bashrc</text:span></text:span></text:p>
      <text:p text:style-name="Text_20_body"><text:span text:style-name="T6">Then scroll down to the end of the file (if this is a recent install) or type </text:span><text:span text:style-name="Source_20_Text"><text:span text:style-name="T6">CTRL + W</text:span></text:span><text:span text:style-name="T6"> to search for Anaconda. Delete or comment out the following lines:</text:span></text:p>
      <text:p text:style-name="P10">/home/sammy/.bashrc</text:p>
      <text:p text:style-name="Preformatted_20_Text"><text:span text:style-name="Source_20_Text"><text:span text:style-name="T8"># added by Anaconda</text:span></text:span><text:span text:style-name="Source_20_Text"><text:span text:style-name="T9">2</text:span></text:span><text:span text:style-name="Source_20_Text"><text:span text:style-name="T8"> 4.2.0 installer</text:span></text:span></text:p>
      <text:p text:style-name="P14"><text:span text:style-name="Source_20_Text"><text:span text:style-name="T8">export PATH="/home/sammy/anaconda</text:span></text:span><text:span text:style-name="Source_20_Text"><text:span text:style-name="T9">2</text:span></text:span><text:span text:style-name="Source_20_Text"><text:span text:style-name="T8">/bin:$PATH"</text:span></text:span></text:p>
      <text:p text:style-name="Text_20_body"><text:span text:style-name="T6">When you’re done editing the file, type </text:span><text:span text:style-name="Source_20_Text"><text:span text:style-name="T6">CTRL + X</text:span></text:span><text:span text:style-name="T6"> to exit and </text:span><text:span text:style-name="Source_20_Text"><text:span text:style-name="T6">y</text:span></text:span><text:span text:style-name="T6"> to save changes. </text:span></text:p>
      <text:p text:style-name="P7">Anaconda is now removed from your server.</text:p>
      <text:p text:style-name="P2"/>
      <text:p text:style-name="P2"/>
      <text:p text:style-name="P1"/>
      <text:h text:style-name="Heading_20_1" text:outline-level="1">To use matplotlib we must install </text:h>
      <text:p text:style-name="P1"/>
      <text:p text:style-name="P11"><text:span text:style-name="Source_20_Text"><text:span text:style-name="T14">sudo apt-get install python-tk</text:span></text:span></text:p>
      <text:p text:style-name="P1"><text:span text:style-name="Source_20_Text"/></text:p>
      <text:p text:style-name="P11"><text:soft-page-break/><text:span text:style-name="Source_20_Text"/></text:p>
      <text:p text:style-name="P11"><text:span text:style-name="Source_20_Text"><text:span text:style-name="T3"/></text:span></text:p>
      <text:h text:style-name="Heading_20_1" text:outline-level="1"><text:span text:style-name="Source_20_Text">Setting up Zeromq</text:span></text:h>
      <text:p text:style-name="P12"><text:span text:style-name="Source_20_Text"/></text:p>
      <text:p text:style-name="P12"><text:span text:style-name="Source_20_Text"><text:span text:style-name="T2">https://gist.github.com/katopz/8b766a5cb0ca96c816658e9407e83d0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09:58:28.764156747</meta:creation-date>
    <dc:date>2018-05-21T15:34:45.264818765</dc:date>
    <meta:editing-duration>PT1H37M13S</meta:editing-duration>
    <meta:editing-cycles>10</meta:editing-cycles>
    <meta:generator>LibreOffice/5.1.6.2$Linux_X86_64 LibreOffice_project/10m0$Build-2</meta:generator>
    <meta:document-statistic meta:table-count="0" meta:image-count="0" meta:object-count="0" meta:page-count="7" meta:paragraph-count="140" meta:word-count="1275" meta:character-count="8153" meta:non-whitespace-character-count="6885"/>
  </office:meta>
</office:document-meta>
</file>